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0b1" officeooo:paragraph-rsid="0015a0b1"/>
    </style:style>
    <style:style style:name="P2" style:family="paragraph" style:parent-style-name="Standard">
      <style:text-properties fo:font-weight="bold" officeooo:rsid="0015a0b1" officeooo:paragraph-rsid="0015a0b1" style:font-weight-asian="bold" style:font-weight-complex="bold"/>
    </style:style>
    <style:style style:name="P3" style:family="paragraph" style:parent-style-name="Standard">
      <style:text-properties fo:font-weight="bold" officeooo:rsid="0015fede" officeooo:paragraph-rsid="0015fede" style:font-weight-asian="bold" style:font-weight-complex="bold"/>
    </style:style>
    <style:style style:name="P4" style:family="paragraph" style:parent-style-name="Standard">
      <style:text-properties fo:font-weight="bold" officeooo:rsid="00173cfd" officeooo:paragraph-rsid="00173cfd" style:font-weight-asian="bold" style:font-weight-complex="bold"/>
    </style:style>
    <style:style style:name="P5" style:family="paragraph" style:parent-style-name="Standard">
      <style:text-properties fo:font-weight="bold" officeooo:rsid="00184e83" officeooo:paragraph-rsid="00184e83" style:font-weight-asian="bold" style:font-weight-complex="bold"/>
    </style:style>
    <style:style style:name="P6" style:family="paragraph" style:parent-style-name="Standard">
      <style:text-properties fo:font-weight="bold" officeooo:rsid="001b0890" officeooo:paragraph-rsid="001b0890" style:font-weight-asian="bold" style:font-weight-complex="bold"/>
    </style:style>
    <style:style style:name="P7" style:family="paragraph" style:parent-style-name="Standard">
      <style:text-properties fo:font-weight="bold" officeooo:rsid="001bd2f4" officeooo:paragraph-rsid="001bd2f4" style:font-weight-asian="bold" style:font-weight-complex="bold"/>
    </style:style>
    <style:style style:name="P8" style:family="paragraph" style:parent-style-name="Standard">
      <style:text-properties fo:font-weight="bold" officeooo:rsid="001c0221" officeooo:paragraph-rsid="001c0221" style:font-weight-asian="bold" style:font-weight-complex="bold"/>
    </style:style>
    <style:style style:name="P9" style:family="paragraph" style:parent-style-name="Standard">
      <style:text-properties fo:font-weight="bold" officeooo:rsid="0010624e" officeooo:paragraph-rsid="001c7e20" style:font-weight-asian="bold" style:font-weight-complex="bold"/>
    </style:style>
    <style:style style:name="P10" style:family="paragraph" style:parent-style-name="Standard">
      <style:text-properties fo:font-weight="bold" officeooo:rsid="001d7b3e" officeooo:paragraph-rsid="001d7b3e" style:font-weight-asian="bold" style:font-weight-complex="bold"/>
    </style:style>
    <style:style style:name="P11" style:family="paragraph" style:parent-style-name="Standard">
      <style:text-properties fo:font-weight="bold" officeooo:rsid="001f1f8b" officeooo:paragraph-rsid="001f1f8b" style:font-weight-asian="bold" style:font-weight-complex="bold"/>
    </style:style>
    <style:style style:name="P12" style:family="paragraph" style:parent-style-name="Standard">
      <style:text-properties fo:font-weight="bold" officeooo:rsid="001f1f8b" officeooo:paragraph-rsid="00211711" style:font-weight-asian="bold" style:font-weight-complex="bold"/>
    </style:style>
    <style:style style:name="P13" style:family="paragraph" style:parent-style-name="Standard">
      <style:text-properties fo:font-weight="bold" officeooo:paragraph-rsid="00211711" style:font-weight-asian="bold" style:font-weight-complex="bold"/>
    </style:style>
    <style:style style:name="P14" style:family="paragraph" style:parent-style-name="Standard">
      <style:text-properties fo:font-weight="bold" officeooo:rsid="00232da1" officeooo:paragraph-rsid="00232da1" style:font-weight-asian="bold" style:font-weight-complex="bold"/>
    </style:style>
    <style:style style:name="P15" style:family="paragraph" style:parent-style-name="Standard">
      <style:text-properties fo:font-weight="bold" officeooo:rsid="00233c16" officeooo:paragraph-rsid="00233c16" style:font-weight-asian="bold" style:font-weight-complex="bold"/>
    </style:style>
    <style:style style:name="P16" style:family="paragraph" style:parent-style-name="Standard">
      <style:text-properties fo:font-weight="bold" officeooo:rsid="00233c16" officeooo:paragraph-rsid="00250a50" style:font-weight-asian="bold" style:font-weight-complex="bold"/>
    </style:style>
    <style:style style:name="P17" style:family="paragraph" style:parent-style-name="Standard">
      <style:text-properties fo:font-weight="bold" officeooo:rsid="00233c16" officeooo:paragraph-rsid="0026fb5b" style:font-weight-asian="bold" style:font-weight-complex="bold"/>
    </style:style>
    <style:style style:name="P18" style:family="paragraph" style:parent-style-name="Standard">
      <style:text-properties fo:font-weight="bold" officeooo:rsid="002955a8" officeooo:paragraph-rsid="002955a8" style:font-weight-asian="bold" style:font-weight-complex="bold"/>
    </style:style>
    <style:style style:name="P19" style:family="paragraph" style:parent-style-name="Standard">
      <style:text-properties fo:font-weight="bold" officeooo:rsid="002d7267" officeooo:paragraph-rsid="002d7267" style:font-weight-asian="bold" style:font-weight-complex="bold"/>
    </style:style>
    <style:style style:name="P20" style:family="paragraph" style:parent-style-name="Standard">
      <style:text-properties fo:font-weight="bold" officeooo:rsid="003136b1" officeooo:paragraph-rsid="003136b1" style:font-weight-asian="bold" style:font-weight-complex="bold"/>
    </style:style>
    <style:style style:name="P21" style:family="paragraph" style:parent-style-name="Standard">
      <style:text-properties fo:font-weight="bold" officeooo:rsid="0031cb9b" officeooo:paragraph-rsid="0031cb9b" style:font-weight-asian="bold" style:font-weight-complex="bold"/>
    </style:style>
    <style:style style:name="P22" style:family="paragraph" style:parent-style-name="Standard">
      <style:text-properties fo:font-weight="bold" officeooo:rsid="0034914f" officeooo:paragraph-rsid="0034914f" style:font-weight-asian="bold" style:font-weight-complex="bold"/>
    </style:style>
    <style:style style:name="P23" style:family="paragraph" style:parent-style-name="Standard">
      <style:text-properties fo:font-weight="bold" officeooo:rsid="00374201" officeooo:paragraph-rsid="00374201" style:font-weight-asian="bold" style:font-weight-complex="bold"/>
    </style:style>
    <style:style style:name="P24" style:family="paragraph" style:parent-style-name="Standard">
      <style:text-properties fo:font-weight="bold" officeooo:rsid="00374201" officeooo:paragraph-rsid="00420c9d" style:font-weight-asian="bold" style:font-weight-complex="bold"/>
    </style:style>
    <style:style style:name="P25" style:family="paragraph" style:parent-style-name="Standard">
      <style:text-properties fo:font-weight="bold" officeooo:rsid="00383a36" officeooo:paragraph-rsid="00374201" style:font-weight-asian="bold" style:font-weight-complex="bold"/>
    </style:style>
    <style:style style:name="P26" style:family="paragraph" style:parent-style-name="Standard">
      <style:text-properties fo:font-weight="bold" officeooo:rsid="00383fd8" officeooo:paragraph-rsid="00383fd8" style:font-weight-asian="bold" style:font-weight-complex="bold"/>
    </style:style>
    <style:style style:name="P27" style:family="paragraph" style:parent-style-name="Standard">
      <style:text-properties fo:font-weight="bold" officeooo:rsid="003a7ad9" officeooo:paragraph-rsid="003a7ad9" style:font-weight-asian="bold" style:font-weight-complex="bold"/>
    </style:style>
    <style:style style:name="P28" style:family="paragraph" style:parent-style-name="Standard">
      <style:text-properties fo:font-weight="bold" officeooo:rsid="003c65f0" officeooo:paragraph-rsid="003c65f0" style:font-weight-asian="bold" style:font-weight-complex="bold"/>
    </style:style>
    <style:style style:name="P29" style:family="paragraph" style:parent-style-name="Standard">
      <style:text-properties fo:font-weight="bold" officeooo:rsid="003e455b" officeooo:paragraph-rsid="003e455b" style:font-weight-asian="bold" style:font-weight-complex="bold"/>
    </style:style>
    <style:style style:name="P30" style:family="paragraph" style:parent-style-name="Standard">
      <style:text-properties fo:font-weight="bold" officeooo:rsid="00415855" officeooo:paragraph-rsid="00415855" style:font-weight-asian="bold" style:font-weight-complex="bold"/>
    </style:style>
    <style:style style:name="P31" style:family="paragraph" style:parent-style-name="Standard">
      <style:text-properties fo:font-weight="bold" officeooo:rsid="00416913" officeooo:paragraph-rsid="00416913" style:font-weight-asian="bold" style:font-weight-complex="bold"/>
    </style:style>
    <style:style style:name="P32" style:family="paragraph" style:parent-style-name="Standard">
      <style:text-properties fo:font-weight="bold" officeooo:rsid="0041a820" officeooo:paragraph-rsid="0041a820" style:font-weight-asian="bold" style:font-weight-complex="bold"/>
    </style:style>
    <style:style style:name="P33" style:family="paragraph" style:parent-style-name="Standard">
      <style:text-properties fo:font-weight="bold" officeooo:rsid="00250a50" officeooo:paragraph-rsid="0026fb5b" style:font-weight-asian="bold" style:font-weight-complex="bold"/>
    </style:style>
    <style:style style:name="P34" style:family="paragraph" style:parent-style-name="Standard">
      <style:text-properties fo:font-weight="bold" officeooo:rsid="0043ea72" officeooo:paragraph-rsid="0043ea72" style:font-weight-asian="bold" style:font-weight-complex="bold"/>
    </style:style>
    <style:style style:name="P35" style:family="paragraph" style:parent-style-name="Standard">
      <style:text-properties fo:font-weight="bold" officeooo:rsid="004543ed" officeooo:paragraph-rsid="004543ed" style:font-weight-asian="bold" style:font-weight-complex="bold"/>
    </style:style>
    <style:style style:name="P36" style:family="paragraph" style:parent-style-name="Standard">
      <style:text-properties fo:font-weight="bold" officeooo:rsid="004742f4" officeooo:paragraph-rsid="004742f4" style:font-weight-asian="bold" style:font-weight-complex="bold"/>
    </style:style>
    <style:style style:name="P37" style:family="paragraph" style:parent-style-name="Standard">
      <style:text-properties fo:font-weight="bold" officeooo:rsid="004791ef" officeooo:paragraph-rsid="004791ef" style:font-weight-asian="bold" style:font-weight-complex="bold"/>
    </style:style>
    <style:style style:name="P38" style:family="paragraph" style:parent-style-name="Standard">
      <style:text-properties fo:font-weight="bold" officeooo:rsid="0049886e" officeooo:paragraph-rsid="0049886e" style:font-weight-asian="bold" style:font-weight-complex="bold"/>
    </style:style>
    <style:style style:name="P39" style:family="paragraph" style:parent-style-name="Standard">
      <style:text-properties fo:font-weight="bold" officeooo:rsid="0049b49d" officeooo:paragraph-rsid="0049b49d" style:font-weight-asian="bold" style:font-weight-complex="bold"/>
    </style:style>
    <style:style style:name="P40" style:family="paragraph" style:parent-style-name="Standard">
      <style:text-properties fo:font-weight="bold" officeooo:rsid="004ca3ba" officeooo:paragraph-rsid="004ca3ba" style:font-weight-asian="bold" style:font-weight-complex="bold"/>
    </style:style>
    <style:style style:name="P41" style:family="paragraph" style:parent-style-name="Standard">
      <style:text-properties fo:font-weight="bold" officeooo:rsid="004ddbfc" officeooo:paragraph-rsid="004ddbfc" style:font-weight-asian="bold" style:font-weight-complex="bold"/>
    </style:style>
    <style:style style:name="P42" style:family="paragraph" style:parent-style-name="Standard">
      <style:text-properties fo:font-weight="bold" officeooo:rsid="004e71d0" officeooo:paragraph-rsid="004e71d0" style:font-weight-asian="bold" style:font-weight-complex="bold"/>
    </style:style>
    <style:style style:name="P43" style:family="paragraph" style:parent-style-name="Standard">
      <style:text-properties fo:font-weight="bold" officeooo:paragraph-rsid="001d7b3e"/>
    </style:style>
    <style:style style:name="P44" style:family="paragraph" style:parent-style-name="Standard">
      <style:text-properties officeooo:rsid="0015fede" officeooo:paragraph-rsid="0015fede"/>
    </style:style>
    <style:style style:name="P45" style:family="paragraph" style:parent-style-name="Standard">
      <style:text-properties officeooo:rsid="00173cfd" officeooo:paragraph-rsid="00173cfd"/>
    </style:style>
    <style:style style:name="P46" style:family="paragraph" style:parent-style-name="Standard">
      <style:text-properties officeooo:rsid="0010624e" officeooo:paragraph-rsid="001c7e20"/>
    </style:style>
    <style:style style:name="P47" style:family="paragraph" style:parent-style-name="Standard">
      <style:text-properties fo:font-weight="normal" officeooo:rsid="001d7b3e" officeooo:paragraph-rsid="001d7b3e" style:font-weight-asian="normal" style:font-weight-complex="normal"/>
    </style:style>
    <style:style style:name="P48" style:family="paragraph" style:parent-style-name="Standard">
      <style:text-properties fo:font-weight="normal" officeooo:rsid="00211711" officeooo:paragraph-rsid="00211711" style:font-weight-asian="normal" style:font-weight-complex="normal"/>
    </style:style>
    <style:style style:name="P49" style:family="paragraph" style:parent-style-name="Standard">
      <style:text-properties fo:font-weight="normal" officeooo:rsid="00233c16" officeooo:paragraph-rsid="0026fb5b" style:font-weight-asian="normal" style:font-weight-complex="normal"/>
    </style:style>
    <style:style style:name="P50" style:family="paragraph" style:parent-style-name="Standard">
      <style:text-properties fo:font-weight="normal" officeooo:rsid="002955a8" officeooo:paragraph-rsid="002955a8" style:font-weight-asian="normal" style:font-weight-complex="normal"/>
    </style:style>
    <style:style style:name="P51" style:family="paragraph" style:parent-style-name="Standard">
      <style:text-properties fo:font-weight="normal" officeooo:rsid="0031cb9b" officeooo:paragraph-rsid="0031cb9b" style:font-weight-asian="normal" style:font-weight-complex="normal"/>
    </style:style>
    <style:style style:name="P52" style:family="paragraph" style:parent-style-name="Standard">
      <style:text-properties fo:font-weight="normal" officeooo:rsid="003a7ad9" officeooo:paragraph-rsid="003a7ad9" style:font-weight-asian="normal" style:font-weight-complex="normal"/>
    </style:style>
    <style:style style:name="P53" style:family="paragraph" style:parent-style-name="Standard">
      <style:text-properties fo:font-weight="normal" officeooo:rsid="003a7ad9" officeooo:paragraph-rsid="0049b49d" style:font-weight-asian="normal" style:font-weight-complex="normal"/>
    </style:style>
    <style:style style:name="P54" style:family="paragraph" style:parent-style-name="Standard">
      <style:text-properties fo:font-weight="normal" officeooo:rsid="003c65f0" officeooo:paragraph-rsid="003c65f0" style:font-weight-asian="normal" style:font-weight-complex="normal"/>
    </style:style>
    <style:style style:name="P55" style:family="paragraph" style:parent-style-name="Standard">
      <style:text-properties fo:font-weight="normal" officeooo:rsid="003e455b" officeooo:paragraph-rsid="003e455b" style:font-weight-asian="normal" style:font-weight-complex="normal"/>
    </style:style>
    <style:style style:name="P56" style:family="paragraph" style:parent-style-name="Standard">
      <style:text-properties fo:font-weight="normal" officeooo:rsid="003fd14e" officeooo:paragraph-rsid="003fd14e" style:font-weight-asian="normal" style:font-weight-complex="normal"/>
    </style:style>
    <style:style style:name="P57" style:family="paragraph" style:parent-style-name="Standard">
      <style:text-properties fo:font-weight="normal" officeooo:rsid="00415855" officeooo:paragraph-rsid="00415855" style:font-weight-asian="normal" style:font-weight-complex="normal"/>
    </style:style>
    <style:style style:name="P58" style:family="paragraph" style:parent-style-name="Standard">
      <style:text-properties fo:font-weight="normal" officeooo:rsid="0041a820" officeooo:paragraph-rsid="0041a820" style:font-weight-asian="normal" style:font-weight-complex="normal"/>
    </style:style>
    <style:style style:name="P59" style:family="paragraph" style:parent-style-name="Standard">
      <style:text-properties fo:font-weight="normal" officeooo:rsid="0043ea72" officeooo:paragraph-rsid="0043ea72" style:font-weight-asian="normal" style:font-weight-complex="normal"/>
    </style:style>
    <style:style style:name="P60" style:family="paragraph" style:parent-style-name="Standard">
      <style:text-properties fo:font-weight="normal" officeooo:rsid="004791ef" officeooo:paragraph-rsid="004791ef" style:font-weight-asian="normal" style:font-weight-complex="normal"/>
    </style:style>
    <style:style style:name="P61" style:family="paragraph" style:parent-style-name="Standard">
      <style:text-properties fo:font-weight="normal" officeooo:rsid="0049886e" officeooo:paragraph-rsid="0049886e" style:font-weight-asian="normal" style:font-weight-complex="normal"/>
    </style:style>
    <style:style style:name="P62" style:family="paragraph" style:parent-style-name="Standard">
      <style:text-properties fo:font-weight="normal" officeooo:rsid="004a4bb2" officeooo:paragraph-rsid="004a4bb2" style:font-weight-asian="normal" style:font-weight-complex="normal"/>
    </style:style>
    <style:style style:name="P63" style:family="paragraph" style:parent-style-name="Standard">
      <style:text-properties fo:font-weight="normal" officeooo:rsid="004e71d0" officeooo:paragraph-rsid="004e71d0" style:font-weight-asian="normal" style:font-weight-complex="normal"/>
    </style:style>
    <style:style style:name="P64" style:family="paragraph" style:parent-style-name="Standard">
      <style:text-properties fo:font-style="italic" fo:font-weight="normal" officeooo:rsid="003a7ad9" officeooo:paragraph-rsid="003a7ad9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weight="bold" officeooo:rsid="004f0368" officeooo:paragraph-rsid="004f0368" style:font-weight-asian="bold" style:font-weight-complex="bold"/>
    </style:style>
    <style:style style:name="P66" style:family="paragraph" style:parent-style-name="Standard">
      <style:text-properties fo:font-weight="bold" officeooo:rsid="00508f40" officeooo:paragraph-rsid="00508f40" style:font-weight-asian="bold" style:font-weight-complex="bold"/>
    </style:style>
    <style:style style:name="P67" style:family="paragraph" style:parent-style-name="Standard">
      <style:text-properties fo:font-weight="bold" officeooo:rsid="005296a0" officeooo:paragraph-rsid="005296a0" style:font-weight-asian="bold" style:font-weight-complex="bold"/>
    </style:style>
    <style:style style:name="P68" style:family="paragraph" style:parent-style-name="Standard">
      <style:text-properties fo:font-weight="bold" officeooo:rsid="00575a8f" officeooo:paragraph-rsid="00575a8f" style:font-weight-asian="bold" style:font-weight-complex="bold"/>
    </style:style>
    <style:style style:name="P69" style:family="paragraph" style:parent-style-name="Standard">
      <style:text-properties fo:font-weight="bold" officeooo:rsid="0059d75e" officeooo:paragraph-rsid="0059d75e" style:font-weight-asian="bold" style:font-weight-complex="bold"/>
    </style:style>
    <style:style style:name="P70" style:family="paragraph" style:parent-style-name="Standard">
      <style:text-properties fo:font-weight="bold" officeooo:rsid="005bc3e8" officeooo:paragraph-rsid="005bc3e8" style:font-weight-asian="bold" style:font-weight-complex="bold"/>
    </style:style>
    <style:style style:name="P71" style:family="paragraph" style:parent-style-name="Standard">
      <style:text-properties fo:font-weight="bold" officeooo:rsid="005d0e90" officeooo:paragraph-rsid="005d0e90" style:font-weight-asian="bold" style:font-weight-complex="bold"/>
    </style:style>
    <style:style style:name="P72" style:family="paragraph" style:parent-style-name="Standard">
      <style:text-properties fo:font-weight="bold" officeooo:rsid="005f51c8" officeooo:paragraph-rsid="005f51c8" style:font-weight-asian="bold" style:font-weight-complex="bold"/>
    </style:style>
    <style:style style:name="P73" style:family="paragraph" style:parent-style-name="Standard">
      <style:text-properties fo:font-weight="bold" officeooo:rsid="006385f3" officeooo:paragraph-rsid="006385f3" style:font-weight-asian="bold" style:font-weight-complex="bold"/>
    </style:style>
    <style:style style:name="P74" style:family="paragraph" style:parent-style-name="Standard">
      <style:text-properties fo:font-weight="bold" officeooo:rsid="006b7daf" officeooo:paragraph-rsid="006b7daf" style:font-weight-asian="bold" style:font-weight-complex="bold"/>
    </style:style>
    <style:style style:name="P75" style:family="paragraph" style:parent-style-name="Standard">
      <style:text-properties fo:font-weight="bold" officeooo:rsid="006bc6f1" officeooo:paragraph-rsid="006bc6f1" style:font-weight-asian="bold" style:font-weight-complex="bold"/>
    </style:style>
    <style:style style:name="P76" style:family="paragraph" style:parent-style-name="Standard">
      <style:text-properties fo:font-weight="bold" officeooo:rsid="006cd650" officeooo:paragraph-rsid="006cd650" style:font-weight-asian="bold" style:font-weight-complex="bold"/>
    </style:style>
    <style:style style:name="P77" style:family="paragraph" style:parent-style-name="Standard">
      <style:text-properties fo:font-weight="bold" officeooo:rsid="006febf8" officeooo:paragraph-rsid="006febf8" style:font-weight-asian="bold" style:font-weight-complex="bold"/>
    </style:style>
    <style:style style:name="P78" style:family="paragraph" style:parent-style-name="Standard">
      <style:text-properties fo:font-weight="bold" officeooo:rsid="007137de" officeooo:paragraph-rsid="007137de" style:font-weight-asian="bold" style:font-weight-complex="bold"/>
    </style:style>
    <style:style style:name="P79" style:family="paragraph" style:parent-style-name="Standard">
      <style:text-properties fo:font-weight="bold" officeooo:rsid="00742019" officeooo:paragraph-rsid="00742019" style:font-weight-asian="bold" style:font-weight-complex="bold"/>
    </style:style>
    <style:style style:name="P80" style:family="paragraph" style:parent-style-name="Standard">
      <style:text-properties fo:font-weight="normal" officeooo:rsid="00508f40" officeooo:paragraph-rsid="00508f40" style:font-weight-asian="normal" style:font-weight-complex="normal"/>
    </style:style>
    <style:style style:name="P81" style:family="paragraph" style:parent-style-name="Standard">
      <style:text-properties fo:font-weight="normal" officeooo:rsid="005296a0" officeooo:paragraph-rsid="005296a0" style:font-weight-asian="normal" style:font-weight-complex="normal"/>
    </style:style>
    <style:style style:name="P82" style:family="paragraph" style:parent-style-name="Standard">
      <style:text-properties fo:font-weight="normal" officeooo:rsid="00559e87" officeooo:paragraph-rsid="00559e87" style:font-weight-asian="normal" style:font-weight-complex="normal"/>
    </style:style>
    <style:style style:name="P83" style:family="paragraph" style:parent-style-name="Standard">
      <style:text-properties fo:font-weight="normal" officeooo:rsid="005877a7" officeooo:paragraph-rsid="005877a7" style:font-weight-asian="normal" style:font-weight-complex="normal"/>
    </style:style>
    <style:style style:name="P84" style:family="paragraph" style:parent-style-name="Standard">
      <style:text-properties fo:font-weight="normal" officeooo:rsid="0059d75e" officeooo:paragraph-rsid="0059d75e" style:font-weight-asian="normal" style:font-weight-complex="normal"/>
    </style:style>
    <style:style style:name="P85" style:family="paragraph" style:parent-style-name="Standard">
      <style:text-properties fo:font-weight="normal" officeooo:rsid="005bc3e8" officeooo:paragraph-rsid="005bc3e8" style:font-weight-asian="normal" style:font-weight-complex="normal"/>
    </style:style>
    <style:style style:name="P86" style:family="paragraph" style:parent-style-name="Standard">
      <style:text-properties fo:font-weight="normal" officeooo:rsid="005d0e90" officeooo:paragraph-rsid="005d0e90" style:font-weight-asian="normal" style:font-weight-complex="normal"/>
    </style:style>
    <style:style style:name="P87" style:family="paragraph" style:parent-style-name="Standard">
      <style:text-properties fo:font-weight="normal" officeooo:rsid="0060c9ab" officeooo:paragraph-rsid="0060c9ab" style:font-weight-asian="normal" style:font-weight-complex="normal"/>
    </style:style>
    <style:style style:name="P88" style:family="paragraph" style:parent-style-name="Standard">
      <style:text-properties fo:font-weight="normal" officeooo:rsid="0061f649" officeooo:paragraph-rsid="0061f649" style:font-weight-asian="normal" style:font-weight-complex="normal"/>
    </style:style>
    <style:style style:name="P89" style:family="paragraph" style:parent-style-name="Standard">
      <style:text-properties fo:font-weight="normal" officeooo:rsid="006385f3" officeooo:paragraph-rsid="006385f3" style:font-weight-asian="normal" style:font-weight-complex="normal"/>
    </style:style>
    <style:style style:name="P90" style:family="paragraph" style:parent-style-name="Standard">
      <style:text-properties fo:font-weight="normal" officeooo:rsid="0065f3e0" officeooo:paragraph-rsid="0065f3e0" style:font-weight-asian="normal" style:font-weight-complex="normal"/>
    </style:style>
    <style:style style:name="P91" style:family="paragraph" style:parent-style-name="Standard">
      <style:text-properties fo:font-weight="normal" officeooo:rsid="0067866f" officeooo:paragraph-rsid="0067866f" style:font-weight-asian="normal" style:font-weight-complex="normal"/>
    </style:style>
    <style:style style:name="P92" style:family="paragraph" style:parent-style-name="Standard">
      <style:text-properties fo:font-weight="normal" officeooo:rsid="006b7daf" officeooo:paragraph-rsid="006b7daf" style:font-weight-asian="normal" style:font-weight-complex="normal"/>
    </style:style>
    <style:style style:name="P93" style:family="paragraph" style:parent-style-name="Standard">
      <style:text-properties fo:font-weight="normal" officeooo:rsid="006bc6f1" officeooo:paragraph-rsid="006bc6f1" style:font-weight-asian="normal" style:font-weight-complex="normal"/>
    </style:style>
    <style:style style:name="P94" style:family="paragraph" style:parent-style-name="Standard">
      <style:text-properties fo:font-weight="normal" officeooo:rsid="006cd650" officeooo:paragraph-rsid="006cd650" style:font-weight-asian="normal" style:font-weight-complex="normal"/>
    </style:style>
    <style:style style:name="P95" style:family="paragraph" style:parent-style-name="Standard">
      <style:text-properties fo:font-weight="normal" officeooo:rsid="006e4d44" officeooo:paragraph-rsid="006e4d44" style:font-weight-asian="normal" style:font-weight-complex="normal"/>
    </style:style>
    <style:style style:name="P96" style:family="paragraph" style:parent-style-name="Standard">
      <style:text-properties fo:font-weight="normal" officeooo:rsid="006febf8" officeooo:paragraph-rsid="006febf8" style:font-weight-asian="normal" style:font-weight-complex="normal"/>
    </style:style>
    <style:style style:name="P97" style:family="paragraph" style:parent-style-name="Standard">
      <style:text-properties fo:font-weight="normal" officeooo:rsid="0070e1a6" officeooo:paragraph-rsid="0070e1a6" style:font-weight-asian="normal" style:font-weight-complex="normal"/>
    </style:style>
    <style:style style:name="P98" style:family="paragraph" style:parent-style-name="Standard">
      <style:text-properties fo:font-weight="normal" officeooo:rsid="007137de" officeooo:paragraph-rsid="007137de" style:font-weight-asian="normal" style:font-weight-complex="normal"/>
    </style:style>
    <style:style style:name="P99" style:family="paragraph" style:parent-style-name="Standard">
      <style:text-properties fo:font-weight="normal" officeooo:rsid="00742019" officeooo:paragraph-rsid="00742019" style:font-weight-asian="normal" style:font-weight-complex="normal"/>
    </style:style>
    <style:style style:name="T1" style:family="text">
      <style:text-properties officeooo:rsid="00160d49"/>
    </style:style>
    <style:style style:name="T2" style:family="text">
      <style:text-properties officeooo:rsid="0011bacb"/>
    </style:style>
    <style:style style:name="T3" style:family="text">
      <style:text-properties officeooo:rsid="0011d821"/>
    </style:style>
    <style:style style:name="T4" style:family="text">
      <style:text-properties officeooo:rsid="001d7b3e"/>
    </style:style>
    <style:style style:name="T5" style:family="text">
      <style:text-properties officeooo:rsid="001c0221" style:font-weight-asian="bold" style:font-weight-complex="bold"/>
    </style:style>
    <style:style style:name="T6" style:family="text">
      <style:text-properties officeooo:rsid="00129ba1"/>
    </style:style>
    <style:style style:name="T7" style:family="text">
      <style:text-properties officeooo:rsid="0023e9c0"/>
    </style:style>
    <style:style style:name="T8" style:family="text">
      <style:text-properties officeooo:rsid="00250a50"/>
    </style:style>
    <style:style style:name="T9" style:family="text">
      <style:text-properties officeooo:rsid="0029f939"/>
    </style:style>
    <style:style style:name="T10" style:family="text">
      <style:text-properties officeooo:rsid="002baa76"/>
    </style:style>
    <style:style style:name="T11" style:family="text">
      <style:text-properties officeooo:rsid="0030ddba"/>
    </style:style>
    <style:style style:name="T12" style:family="text">
      <style:text-properties officeooo:rsid="0033a847"/>
    </style:style>
    <style:style style:name="T13" style:family="text">
      <style:text-properties officeooo:rsid="0033c0ec"/>
    </style:style>
    <style:style style:name="T14" style:family="text">
      <style:text-properties officeooo:rsid="0034914f"/>
    </style:style>
    <style:style style:name="T15" style:family="text">
      <style:text-properties officeooo:rsid="003a33f1"/>
    </style:style>
    <style:style style:name="T16" style:family="text">
      <style:text-properties officeooo:rsid="003a8efc"/>
    </style:style>
    <style:style style:name="T17" style:family="text">
      <style:text-properties officeooo:rsid="0041a820"/>
    </style:style>
    <style:style style:name="T18" style:family="text">
      <style:text-properties officeooo:rsid="004543ed"/>
    </style:style>
    <style:style style:name="T19" style:family="text">
      <style:text-properties officeooo:rsid="0049886e"/>
    </style:style>
    <style:style style:name="T20" style:family="text">
      <style:text-properties officeooo:rsid="004bb093"/>
    </style:style>
    <style:style style:name="T21" style:family="text">
      <style:text-properties officeooo:rsid="00510433"/>
    </style:style>
    <style:style style:name="T22" style:family="text">
      <style:text-properties officeooo:rsid="005296a0"/>
    </style:style>
    <style:style style:name="T23" style:family="text">
      <style:text-properties officeooo:rsid="00546209"/>
    </style:style>
    <style:style style:name="T24" style:family="text">
      <style:text-properties officeooo:rsid="00575a8f"/>
    </style:style>
    <style:style style:name="T25" style:family="text">
      <style:text-properties officeooo:rsid="005e44d4"/>
    </style:style>
    <style:style style:name="T26" style:family="text">
      <style:text-properties officeooo:rsid="005f51c8"/>
    </style:style>
    <style:style style:name="T27" style:family="text">
      <style:text-properties officeooo:rsid="0062a72c"/>
    </style:style>
    <style:style style:name="T28" style:family="text">
      <style:text-properties officeooo:rsid="0067866f"/>
    </style:style>
    <style:style style:name="T29" style:family="text">
      <style:text-properties officeooo:rsid="0068d18b"/>
    </style:style>
    <style:style style:name="T30" style:family="text">
      <style:text-properties officeooo:rsid="0069ed8b"/>
    </style:style>
    <style:style style:name="T31" style:family="text">
      <style:text-properties officeooo:rsid="006a029f"/>
    </style:style>
    <style:style style:name="T32" style:family="text">
      <style:text-properties officeooo:rsid="006e4d44"/>
    </style:style>
    <style:style style:name="T33" style:family="text">
      <style:text-properties officeooo:rsid="006febf8"/>
    </style:style>
    <style:style style:name="T34" style:family="text">
      <style:text-properties officeooo:rsid="0070e1a6"/>
    </style:style>
    <style:style style:name="T35" style:family="text">
      <style:text-properties officeooo:rsid="007137de"/>
    </style:style>
    <style:style style:name="T36" style:family="text">
      <style:text-properties officeooo:rsid="0072dd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арт магика 2 глава</text:p>
      <text:p text:style-name="P1"/>
      <text:p text:style-name="P44">42.</text:p>
      <text:p text:style-name="P3">ты всегда полна страсти, Жан<text:span text:style-name="T1">н</text:span>а</text:p>
      <text:p text:style-name="P3"/>
      <text:p text:style-name="P4">Падрэ…</text:p>
      <text:p text:style-name="P45"/>
      <text:p text:style-name="P45">*шух</text:p>
      <text:p text:style-name="P45"/>
      <text:p text:style-name="P5">молитва приводит паству к спокойствию.</text:p>
      <text:p text:style-name="P6">ты должна быть уверена, что никогда не забудешь свою преданность ему (богу) в будущем</text:p>
      <text:p text:style-name="P6"/>
      <text:p text:style-name="P7">хотя, интересно, сколько спокойствия нас ждёт в будущем.</text:p>
      <text:p text:style-name="P43"><text:span text:style-name="T5">Сейчас мне трудно представить, учитывая то, что окружает </text:span>Домреми<text:span text:style-name="T5">, что в будущем нас ждёт хоть какой-либо мир.</text:span></text:p>
      <text:p text:style-name="P8"/>
      <text:p text:style-name="P46">Справа:</text:p>
      <text:p text:style-name="P9">Орлеанская дева родилась в деревне Домреми и звалась Жанной. Церковь в деревне называлась С<text:span text:style-name="T2">э</text:span>н-Реми, и была посвящена святому Ремигию, одному из святых-покровителей Франции. Селение Домреми также было названо в его честь. Деревня Домреми была расположена в местности со сложной историей. Тут находятся истоки реки Мёз, в этом же регионе проходит граница между королевством Франции и Священной Римской Империей. До четырнадцатого столетия она и принадлежала Священной Римской <text:span text:style-name="T3">Империи</text:span>, пока не была отобрана королевством Франции. В 1425 году, тем не менее, не было никакого лорда, надзирающего над этой территорией. Таким образом, Домреми оказалась в шаткой позиции, будучи физически и политически незащищённой от вооружённых сил имевшихся вокруг неё.</text:p>
      <text:p text:style-name="P9"/>
      <text:p text:style-name="P47">Карта:</text:p>
      <text:p text:style-name="P10">Вокулёр</text:p>
      <text:p text:style-name="P10"/>
      <text:p text:style-name="P10">Домреми</text:p>
      <text:p text:style-name="P10"/>
      <text:p text:style-name="P11">река <text:span text:style-name="T4">Мёс</text:span></text:p>
      <text:p text:style-name="P11"/>
      <text:p text:style-name="P48">слева:</text:p>
      <text:p text:style-name="P13">Но это были ещё далеко не все проблемы Домреми. Французы, поддерживающие наследную королевскую династию, назывались фракцией арманьяков. Также были и те, кто поддерживал герцога <text:span text:style-name="T7">Бургундского</text:span>, бывшего союзником англичан, они назывались фракцией бургундцев.</text:p>
      <text:p text:style-name="P12">И оказавшись между этими враждующими фракциями и всей их властью и военной силой, Домреми встал на сторону арманьяков. Но регион, в котором располагался Домреми, находился под контролем Англии, и все соседние деревни поддерживали бургундцев. Была одна деревня, под названием Вокулёр, что также поддерживала арманьяков и находилась на стратегически значимом месте, примерно в 17 километрах от Домреми. Но деревни бургундцев полностью её окружали, и весьма ожесточённо осуждали её склонность к арманьякам. Нападение на <text:s/><text:span text:style-name="T6">деревню </text:span>силами английской коалиции казалось неизбежным. Подобные слухи разносились по окрестным деревням как лесной пожар. И в Домреми, находившемся в том же положении, что и их арманьякская соседка, понимали, что времени у них остаётся совсем немного. В воздухе вокруг жителей Домреми постоянно витала неуверенность.</text:p>
      <text:p text:style-name="P12"><text:soft-page-break/></text:p>
      <text:p text:style-name="P14">Французское королевство (фракци<text:span text:style-name="T8">я</text:span> арманьяков)</text:p>
      <text:p text:style-name="P15">против</text:p>
      <text:p text:style-name="P16">Английское королевство и <text:span text:style-name="T8">герцогство Бургундское (фракция бургундцев)</text:span></text:p>
      <text:p text:style-name="P16"/>
      <text:p text:style-name="P33">герцогство Бургундское</text:p>
      <text:p text:style-name="P17"/>
      <text:p text:style-name="P17">Английское королевство</text:p>
      <text:p text:style-name="P17"/>
      <text:p text:style-name="P49"/>
      <text:p text:style-name="P50">43</text:p>
      <text:p text:style-name="P18">...<text:span text:style-name="T9">нет, конечно. Бог наблюдает за нами сверху.</text:span></text:p>
      <text:p text:style-name="P18"/>
      <text:p text:style-name="P50">*<text:span text:style-name="T10">взмах</text:span></text:p>
      <text:p text:style-name="P18"/>
      <text:p text:style-name="P19">мы молимся, чтобы верующие Домреми получили его божественные благословения...</text:p>
      <text:p text:style-name="P19"/>
      <text:p text:style-name="P19">...<text:span text:style-name="T11">и чтоб он избавил нас от зла.</text:span></text:p>
      <text:p text:style-name="P19"/>
      <text:p text:style-name="P20">Во имя отца, сына и святого духа. Аминь.</text:p>
      <text:p text:style-name="P20"/>
      <text:p text:style-name="P21">аминь…</text:p>
      <text:p text:style-name="P51"/>
      <text:p text:style-name="P51">*<text:span text:style-name="T12">стиснула</text:span></text:p>
      <text:p text:style-name="P21"/>
      <text:p text:style-name="P51">*<text:span text:style-name="T13">подлетел</text:span></text:p>
      <text:p text:style-name="P21"/>
      <text:p text:style-name="P21">*<text:span text:style-name="T14">как?!</text:span></text:p>
      <text:p text:style-name="P51"/>
      <text:p text:style-name="P51">*<text:span text:style-name="T14">шух</text:span></text:p>
      <text:p text:style-name="P21"/>
      <text:p text:style-name="P22">Жанна, что это было?</text:p>
      <text:p text:style-name="P22"/>
      <text:p text:style-name="P23">Жанна, Катерина, что случилось?</text:p>
      <text:p text:style-name="P23"/>
      <text:p text:style-name="P25">Только что... я увидела странный свет…</text:p>
      <text:p text:style-name="P25"/>
      <text:p text:style-name="P26">Жанна! <text:span text:style-name="T15">Глянь туда!!!</text:span></text:p>
      <text:p text:style-name="P26"/>
      <text:p text:style-name="P25"/>
      <text:p text:style-name="P52">44</text:p>
      <text:p text:style-name="P27">свет?</text:p>
      <text:p text:style-name="P64"/>
      <text:p text:style-name="P64">Святой отец не видит этого?!</text:p>
      <text:p text:style-name="P52"/>
      <text:p text:style-name="P52">*<text:span text:style-name="T16">порхнула</text:span></text:p>
      <text:p text:style-name="P52"/>
      <text:p text:style-name="P28">он полетел в лес!</text:p>
      <text:p text:style-name="P54"/>
      <text:p text:style-name="P29">Я пойду за ним!</text:p>
      <text:p text:style-name="P55"/>
      <text:p text:style-name="P31"><text:span text:style-name="T17">стой</text:span>!</text:p>
      <text:p text:style-name="P56"><text:soft-page-break/></text:p>
      <text:p text:style-name="P56">*драп</text:p>
      <text:p text:style-name="P56"/>
      <text:p text:style-name="P30">Катерина?!</text:p>
      <text:p text:style-name="P57"/>
      <text:p text:style-name="P32">Я подожду тебя там!</text:p>
      <text:p text:style-name="P58"/>
      <text:p text:style-name="P58">*побежали</text:p>
      <text:p text:style-name="P58"/>
      <text:p text:style-name="P24">Жанна! Катерина!</text:p>
      <text:p text:style-name="P24"/>
      <text:p text:style-name="P24"/>
      <text:p text:style-name="P59">45</text:p>
      <text:p text:style-name="P59">*<text:span text:style-name="T18">хруст</text:span></text:p>
      <text:p text:style-name="P34"/>
      <text:p text:style-name="P35">Катерина!</text:p>
      <text:p text:style-name="P35"/>
      <text:p text:style-name="P36">Куда ты ушла?! Катерина!</text:p>
      <text:p text:style-name="P36"/>
      <text:p text:style-name="P37">Катерина!</text:p>
      <text:p text:style-name="P37"/>
      <text:p text:style-name="P37">Ответь мне!</text:p>
      <text:p text:style-name="P37"/>
      <text:p text:style-name="P60">*<text:span text:style-name="T19">сверк</text:span></text:p>
      <text:p text:style-name="P37"/>
      <text:p text:style-name="P38">что?</text:p>
      <text:p text:style-name="P38"/>
      <text:p text:style-name="P61">*фшшш</text:p>
      <text:p text:style-name="P39"/>
      <text:p text:style-name="P53">*<text:span text:style-name="T16">порхнула</text:span></text:p>
      <text:p text:style-name="P53"/>
      <text:p text:style-name="P53"/>
      <text:p text:style-name="P62">46</text:p>
      <text:p text:style-name="P62">*<text:span text:style-name="T20">круть</text:span></text:p>
      <text:p text:style-name="P62"/>
      <text:p text:style-name="P40">хорошо… мне следовать за тобой?</text:p>
      <text:p text:style-name="P40"/>
      <text:p text:style-name="P41">Что это?!</text:p>
      <text:p text:style-name="P41"/>
      <text:p text:style-name="P42">Катерина?!</text:p>
      <text:p text:style-name="P63"/>
      <text:p text:style-name="P63"/>
      <text:p text:style-name="P63">47</text:p>
      <text:p text:style-name="P65">не пугай меня так больше!</text:p>
      <text:p text:style-name="P65"/>
      <text:p text:style-name="P65">О, Жанна! Смотри!</text:p>
      <text:p text:style-name="P65"/>
      <text:p text:style-name="P65">Смотри, что это?..</text:p>
      <text:p text:style-name="P65"/>
      <text:p text:style-name="P66">интересно, что же это такое?!</text:p>
      <text:p text:style-name="P66"/>
      <text:p text:style-name="P80">*<text:span text:style-name="T21">фшшшш</text:span></text:p>
      <text:p text:style-name="P80"><text:soft-page-break/></text:p>
      <text:p text:style-name="P80">*<text:span text:style-name="T22">пуу</text:span></text:p>
      <text:p text:style-name="P80"/>
      <text:p text:style-name="P80">*<text:span text:style-name="T22">вспых</text:span></text:p>
      <text:p text:style-name="P66"/>
      <text:p text:style-name="P67">ва<text:span text:style-name="T23">х</text:span>!!!</text:p>
      <text:p text:style-name="P67"/>
      <text:p text:style-name="P81"/>
      <text:p text:style-name="P82">48</text:p>
      <text:p text:style-name="P82">*<text:span text:style-name="T24">гууууул</text:span></text:p>
      <text:p text:style-name="P82"/>
      <text:p text:style-name="P82">*<text:span text:style-name="T24">ооо</text:span></text:p>
      <text:p text:style-name="P82"/>
      <text:p text:style-name="P68">что это за мир?..</text:p>
      <text:p text:style-name="P83">(э… где мы?)</text:p>
      <text:p text:style-name="P83"/>
      <text:p text:style-name="P69">Катерина?!</text:p>
      <text:p text:style-name="P69"/>
      <text:p text:style-name="P69">Катерина! что случилось?!</text:p>
      <text:p text:style-name="P69"/>
      <text:p text:style-name="P70">Ммм...</text:p>
      <text:p text:style-name="P84"/>
      <text:p text:style-name="P84"/>
      <text:p text:style-name="P85">49</text:p>
      <text:p text:style-name="P71">ох, надеюсь, она просто в обмороке…</text:p>
      <text:p text:style-name="P86"/>
      <text:p text:style-name="P86">*<text:span text:style-name="T25">вздох</text:span></text:p>
      <text:p text:style-name="P86"/>
      <text:p text:style-name="P71">но всё же, что случилось?…</text:p>
      <text:p text:style-name="P86"/>
      <text:p text:style-name="P86">*<text:span text:style-name="T26">свист</text:span></text:p>
      <text:p text:style-name="P86"/>
      <text:p text:style-name="P72">как так…?!</text:p>
      <text:p text:style-name="P87">(откуда…?!)</text:p>
      <text:p text:style-name="P87"/>
      <text:p text:style-name="P87"/>
      <text:p text:style-name="P88">50</text:p>
      <text:p text:style-name="P88">*<text:span text:style-name="T27">оооо</text:span></text:p>
      <text:p text:style-name="P88"/>
      <text:p text:style-name="P88">*<text:span text:style-name="T27">оооо</text:span></text:p>
      <text:p text:style-name="P88"/>
      <text:p text:style-name="P73">что здесь…?!</text:p>
      <text:p text:style-name="P73"/>
      <text:p text:style-name="P89">*<text:span text:style-name="T29">мотнуло</text:span></text:p>
      <text:p text:style-name="P73"/>
      <text:p text:style-name="P89">*<text:span text:style-name="T30">скрежет</text:span></text:p>
      <text:p text:style-name="P73"/>
      <text:p text:style-name="P73">как всё эти солдаты проникли сюда?!</text:p>
      <text:p text:style-name="P90">(откуда все эти солдаты)</text:p>
      <text:p text:style-name="P90"/>
      <text:p text:style-name="P90">*<text:span text:style-name="T28">потащила</text:span></text:p>
      <text:p text:style-name="P90"/>
      <text:p text:style-name="P90"><text:soft-page-break/></text:p>
      <text:p text:style-name="P91">51</text:p>
      <text:p text:style-name="P91">*<text:span text:style-name="T31">бежит что есть сил</text:span></text:p>
      <text:p text:style-name="P91"/>
      <text:p text:style-name="P74">ах!</text:p>
      <text:p text:style-name="P92"/>
      <text:p text:style-name="P92">*шух</text:p>
      <text:p text:style-name="P92"/>
      <text:p text:style-name="P74">ой!</text:p>
      <text:p text:style-name="P92"/>
      <text:p text:style-name="P92">*приближаются</text:p>
      <text:p text:style-name="P92"/>
      <text:p text:style-name="P74">хи!</text:p>
      <text:p text:style-name="P92"/>
      <text:p text:style-name="P92">*окружают</text:p>
      <text:p text:style-name="P92"/>
      <text:p text:style-name="P92"/>
      <text:p text:style-name="P93">52</text:p>
      <text:p text:style-name="P93">(фоном — грохот)</text:p>
      <text:p text:style-name="P75"/>
      <text:p text:style-name="P76">о, боже! Делайте со мной, что хотите, но хотя бы пощадите мою сестру!</text:p>
      <text:p text:style-name="P94"/>
      <text:p text:style-name="P94">*<text:span text:style-name="T32">готовы удить</text:span></text:p>
      <text:p text:style-name="P94"/>
      <text:p text:style-name="P94">*<text:span text:style-name="T32">шуууу</text:span></text:p>
      <text:p text:style-name="P94"/>
      <text:p text:style-name="P94"/>
      <text:p text:style-name="P95">53</text:p>
      <text:p text:style-name="P95">*<text:span text:style-name="T33">ррххх</text:span></text:p>
      <text:p text:style-name="P95"/>
      <text:p text:style-name="P77">кто это?!</text:p>
      <text:p text:style-name="P96"/>
      <text:p text:style-name="P96">*приземлилась</text:p>
      <text:p text:style-name="P96"/>
      <text:p text:style-name="P96">*<text:span text:style-name="T34">фщщщ</text:span></text:p>
      <text:p text:style-name="P96"/>
      <text:p text:style-name="P96">*<text:span text:style-name="T34">фью</text:span></text:p>
      <text:p text:style-name="P96"/>
      <text:p text:style-name="P96"/>
      <text:p text:style-name="P97">54</text:p>
      <text:p text:style-name="P97">*<text:span text:style-name="T36">Шум битвы</text:span></text:p>
      <text:p text:style-name="P97"/>
      <text:p text:style-name="P78">ты в порядке?</text:p>
      <text:p text:style-name="P78"/>
      <text:p text:style-name="P79">Ух…</text:p>
      <text:p text:style-name="P79"/>
      <text:p text:style-name="P78">Д-д-да, м-м-м-адмуазель!</text:p>
      <text:p text:style-name="P98">(госпожа)</text:p>
      <text:p text:style-name="P98"/>
      <text:p text:style-name="P98"/>
      <text:p text:style-name="P99">55</text:p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ve  </meta:initial-creator>
    <meta:creation-date>2018-05-03T19:03:50.127803942</meta:creation-date>
    <dc:date>2018-05-05T01:01:39.151455760</dc:date>
    <dc:creator>aive  </dc:creator>
    <meta:editing-duration>PT2H35M34S</meta:editing-duration>
    <meta:editing-cycles>93</meta:editing-cycles>
    <meta:generator>LibreOffice/5.0.3.2$Linux_X86_64 LibreOffice_project/00m0$Build-2</meta:generator>
    <meta:document-statistic meta:table-count="0" meta:image-count="0" meta:object-count="0" meta:page-count="5" meta:paragraph-count="124" meta:word-count="556" meta:character-count="3685" meta:non-whitespace-character-count="3251"/>
  </office:meta>
</office:document-meta>
</file>